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a568" officeooo:paragraph-rsid="0015a568"/>
    </style:style>
    <style:style style:name="P2" style:family="paragraph" style:parent-style-name="Standard">
      <style:text-properties officeooo:rsid="0016dfe3" officeooo:paragraph-rsid="0016dfe3"/>
    </style:style>
    <style:style style:name="P3" style:family="paragraph" style:parent-style-name="Header">
      <style:paragraph-properties fo:text-align="end" style:justify-single-word="false"/>
      <style:text-properties officeooo:rsid="00179528" officeooo:paragraph-rsid="00179528"/>
    </style:style>
    <style:style style:name="P4" style:family="paragraph" style:parent-style-name="Header">
      <style:paragraph-properties fo:text-align="start" style:justify-single-word="false"/>
      <style:text-properties officeooo:rsid="00179528" officeooo:paragraph-rsid="00179528"/>
    </style:style>
    <style:style style:name="T1" style:family="text">
      <style:text-properties officeooo:rsid="0015c5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ode uses OpenGL with the help of freeGLUT. It builds a window with the help of QT Creator. </text:p>
      <text:p text:style-name="P1">In the main.cpp the window parameteres are being set. <text:span text:style-name="T1">With the parameteres given in the code a small window with a black background appears. The initial window position and size can be changed with <text:s/>the functions glutInitWindowPosition and glutInitWindowSize. When you resize the window or when something in the window has to be redrawn, the functions Resize and Render are called respectively. This is defined by the glutReshapeFunc and glutDisplayFunc. These functions are defined in the visuals.cpp file. The code in this file provides different examples where you can insert a sphere or teapot in the window. The color can also be changed. The Resize function moves an object within the window.</text:span></text:p>
      <text:p text:style-name="P1"/>
      <text:p text:style-name="P2">GLFW is an alternative to freeGLUT which is more aimed for creating games. When it comes to math libraries, the only one I could find except for GLM is TVMet, but as far as I could understand this library is not completely the same as GLM. It also has not been updated in a while (2007). Another alternative to GLM is to make your own functions, since GLM is simply a library. However, it might take a long time to write all the code for the functions. Another option would be to include the functions you need from GLM and supplement and/or modify functions manually as you personally find fitting.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9528" officeooo:paragraph-rsid="00179528"/>
    </style:style>
    <style:style style:name="MP2" style:family="paragraph" style:parent-style-name="Header">
      <style:paragraph-properties fo:text-align="start" style:justify-single-word="false"/>
      <style:text-properties officeooo:rsid="00179528" officeooo:paragraph-rsid="0017952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DT4195 Lab session 1 <text:tab/><text:tab/>31.08.2015</text:p>
        <text:p text:style-name="MP2">Stefan Bor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15:21:43.686217930</meta:creation-date>
    <dc:date>2015-08-31T16:24:43.091341405</dc:date>
    <meta:editing-duration>PT2M18S</meta:editing-duration>
    <meta:editing-cycles>1</meta:editing-cycles>
    <meta:document-statistic meta:table-count="0" meta:image-count="0" meta:object-count="0" meta:page-count="1" meta:paragraph-count="5" meta:word-count="248" meta:character-count="1439" meta:non-whitespace-character-count="1191"/>
    <meta:generator>LibreOffice/4.2.8.2$Linux_X86_64 LibreOffice_project/420m0$Build-2</meta:generator>
  </office:meta>
</office:document-meta>
</file>